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A</mi>
        <mn>1</mn>
        <mrow>
          <mrow>
            <mo stretchy="false">(</mo>
            <mrow>
              <mn>1</mn>
            </mrow>
            <mo stretchy="false">)</mo>
          </mrow>
        </mrow>
      </msubsup>
      <mrow>
        <mi/>
        <mo stretchy="false">=</mo>
        <mi/>
      </mrow>
      <mfenced open="[" close="]">
        <mrow>
          <mrow>
            <munder>
              <mo stretchy="false">∫</mo>
              <mrow>
                <mi>n</mi>
                <mi>,</mi>
                <mi>p</mi>
              </mrow>
            </munder>
            <mi/>
          </mrow>
          <mfenced open="∣" close="〉">
            <mrow>
              <msubsup>
                <mi>a</mi>
                <mi>n</mi>
                <mrow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bsup>
            </mrow>
          </mfenced>
          <mi/>
          <mrow>
            <mo stretchy="false">〈</mo>
            <mrow>
              <mrow>
                <msubsup>
                  <mi>a</mi>
                  <mi>n</mi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bsup>
              </mrow>
              <mo stretchy="false">∣</mo>
              <mrow>
                <msubsup>
                  <mi>A</mi>
                  <mn>1</mn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bsup>
              </mrow>
              <mo stretchy="false">∣</mo>
              <mrow>
                <msubsup>
                  <mi>a</mi>
                  <mi>p</mi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bsup>
              </mrow>
            </mrow>
            <mo stretchy="false">〉</mo>
          </mrow>
          <mi/>
          <mfenced open="〈" close="∣">
            <mrow>
              <msubsup>
                <mi>a</mi>
                <mi>p</mi>
                <mrow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bsup>
            </mrow>
          </mfenced>
        </mrow>
      </mfenced>
      <mrow>
        <mi/>
        <mo stretchy="false">×</mo>
        <mi/>
      </mrow>
      <msubsup>
        <mrow>
          <mstyle mathvariant="bold">
            <mrow>
              <mn>1</mn>
            </mrow>
          </mstyle>
        </mrow>
        <mn>1</mn>
        <mrow>
          <mrow>
            <mo stretchy="false">(</mo>
            <mrow>
              <mn>2</mn>
            </mrow>
            <mo stretchy="false">)</mo>
          </mrow>
        </mrow>
      </msubsup>
    </mrow>
    <annotation encoding="StarMath 5.0">A _1 ^{(1)} ~=~ 
left [ 
 int from {n,p} 
 ` 
 left lline
  a _n ^{(1)} 
 right rangle
 ` 
 langle
  a _n ^{(1)} 
  mline
  A _1 ^{(1)} 
  mline
  a _p ^{(1)} 
 rangle
 ` 
 left langle
  a _p ^{(1)} 
 right rline 
right ] 
~times~ 
{bold 1} _1 ^{(2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2:13:52.920000000</meta:creation-date>
    <meta:generator>LibreOffice/4.1.4.2$Windows_x86 LibreOffice_project/0a0440ccc0227ad9829de5f46be37cfb6edcf72</meta:generator>
  </office:meta>
</office:document-meta>
</file>